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6"/>
          <table:table-cell table:style-name="ce1" office:value-type="string" calcext:value-type="string">
            <text:p>t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2"/>
          <table:table-cell/>
          <table:table-cell table:style-name="ce5"/>
          <table:table-cell table:number-columns-repeated="4"/>
          <table:table-cell table:style-name="ce2" office:value-type="string" calcext:value-type="string">
            <text:p>topleft</text:p>
          </table:table-cell>
          <table:table-cell/>
          <table:table-cell table:style-name="ce5" office:value-type="string" calcext:value-type="string">
            <text:p>topright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6"/>
          <table:table-cell table:style-name="ce2" office:value-type="string" calcext:value-type="string">
            <text:p>m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"/>
          <table:table-cell/>
          <table:table-cell table:style-name="ce5"/>
          <table:table-cell table:number-columns-repeated="4"/>
          <table:table-cell table:style-name="ce3" office:value-type="string" calcext:value-type="string">
            <text:p>bottomleft</text:p>
          </table:table-cell>
          <table:table-cell/>
          <table:table-cell table:style-name="ce5" office:value-type="string" calcext:value-type="string">
            <text:p>bottomright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ce3" office:value-type="string" calcext:value-type="string">
            <text:p>bottom</text:p>
          </table:table-cell>
          <table:table-cell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top=l(7) – l(1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opleftset = l(4) – l(1)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Bottomleftset = l8 - (l(4) + top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Rightset = l(1)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if c=5 &amp;&amp; contains(l(1)) then 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Threeset = l(3) – l(7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k &lt;- threeset do: if topleftset.contains(k) then mid = k; topleft = topleftset.filter(_ != k) else bottom = k; bottomleft = bottomleftset.filter(_ != 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f c=5 &amp;&amp; contains(tl) then 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 = l(5) – tl – t – mid – bott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 = rset – b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/>
          <table:table-cell office:value-type="string" calcext:value-type="string">
            <text:p>if c=6 &amp;&amp; !contains(threeset) then 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/>
          <table:table-cell table:style-name="ce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set = l(8)-l(3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set = l(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/>
          <table:table-cell table:style-name="ce3" office:value-type="string" calcext:value-type="string">
            <text:p>x</text:p>
          </table:table-cell>
          <table:table-cell/>
          <table:table-cell office:value-type="string" calcext:value-type="string">
            <text:p>bl = lset – l(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tl = lset – b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07:44:38.174532265</meta:creation-date>
    <dc:date>2021-12-08T11:37:33.043802393</dc:date>
    <meta:editing-duration>PT3H30M51S</meta:editing-duration>
    <meta:editing-cycles>7</meta:editing-cycles>
    <meta:generator>LibreOffice/6.4.7.2$Linux_X86_64 LibreOffice_project/40$Build-2</meta:generator>
    <meta:document-statistic meta:table-count="1" meta:cell-count="81" meta:object-count="0"/>
  </office:meta>
</office:document-meta>
</file>